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MessageHeaderAccessorTests.getLogMessageWithValues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impMessageHeaderAccessorTests.userChangeCall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UserCallback.get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MessageHeaderAccessorTests.getShortLog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serCallback.accept( Principal princip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MessageHeaderAccessorTests.getDetailedLogMessageWithValues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